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99cm" style:rel-column-width="23093*"/>
    </style:style>
    <style:style style:name="Tabla1.B" style:family="table-column">
      <style:table-column-properties style:column-width="11.008cm" style:rel-column-width="42442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99cm" style:rel-column-width="23093*"/>
    </style:style>
    <style:style style:name="Tabla2.B" style:family="table-column">
      <style:table-column-properties style:column-width="11.008cm" style:rel-column-width="42442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99cm" style:rel-column-width="23093*"/>
    </style:style>
    <style:style style:name="Tabla3.B" style:family="table-column">
      <style:table-column-properties style:column-width="11.008cm" style:rel-column-width="42442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99cm" style:rel-column-width="23093*"/>
    </style:style>
    <style:style style:name="Tabla4.B" style:family="table-column">
      <style:table-column-properties style:column-width="11.008cm" style:rel-column-width="42442*"/>
    </style:style>
    <style:style style:name="Tab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99cc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99cm" style:rel-column-width="23093*"/>
    </style:style>
    <style:style style:name="Tabla5.B" style:family="table-column">
      <style:table-column-properties style:column-width="11.008cm" style:rel-column-width="42442*"/>
    </style:style>
    <style:style style:name="Tab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99ccff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5.99cm" style:rel-column-width="23093*"/>
    </style:style>
    <style:style style:name="Tabla6.B" style:family="table-column">
      <style:table-column-properties style:column-width="11.008cm" style:rel-column-width="42442*"/>
    </style:style>
    <style:style style:name="Tab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99cc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sto MT"/>
    </style:style>
    <style:style style:name="P2" style:family="paragraph" style:parent-style-name="Standard">
      <style:paragraph-properties fo:text-align="justify" style:justify-single-word="false"/>
      <style:text-properties style:font-name="Calisto MT"/>
    </style:style>
    <style:style style:name="P3" style:family="paragraph" style:parent-style-name="Standard">
      <style:paragraph-properties fo:text-align="justify" style:justify-single-word="false"/>
      <style:text-properties style:font-name="Calisto M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monospace"/>
    </style:style>
    <style:style style:name="P5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style:font-name="Calisto MT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Calisto MT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Calisto MT"/>
    </style:style>
    <style:style style:name="P9" style:family="paragraph" style:parent-style-name="Preformatted_20_Text">
      <style:paragraph-properties fo:text-align="start" style:justify-single-word="false" style:writing-mode="lr-tb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11" style:family="paragraph" style:parent-style-name="Preformatted_20_Text">
      <style:paragraph-properties fo:text-align="justify" style:justify-single-word="false"/>
      <style:text-properties style:font-name="monospace"/>
    </style:style>
    <style:style style:name="P12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 fo:break-before="pag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style:font-name="monospace"/>
    </style:style>
    <style:style style:name="P15" style:family="paragraph" style:parent-style-name="Preformatted_20_Text">
      <style:paragraph-properties fo:text-align="start" style:justify-single-word="false" style:writing-mode="lr-tb"/>
    </style:style>
    <style:style style:name="T1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rvicios que debe prestar el Servlet para el sistema de reservas</text:p>
      <text:p text:style-name="P1"/>
      <text:p text:style-name="P6">Servicio: getConfig</text:p>
      <text:p text:style-name="P2"/>
      <text:p text:style-name="P2">Dado un grupo de recursos y un rango de fechas, retorna la configuración de slots para dicho grupo.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Clave</text:p>
          </table:table-cell>
          <table:table-cell table:style-name="Tabla1.B1" office:value-type="string">
            <text:p text:style-name="P7">Valor</text:p>
          </table:table-cell>
        </table:table-row>
        <table:table-row>
          <table:table-cell table:style-name="Tabla1.A2" office:value-type="string">
            <text:p text:style-name="P8">name</text:p>
          </table:table-cell>
          <table:table-cell table:style-name="Tabla1.B2" office:value-type="string">
            <text:p text:style-name="P8">getConfig</text:p>
          </table:table-cell>
        </table:table-row>
        <table:table-row>
          <table:table-cell table:style-name="Tabla1.A2" office:value-type="string">
            <text:p text:style-name="P8">resourceGroup</text:p>
          </table:table-cell>
          <table:table-cell table:style-name="Tabla1.B2" office:value-type="string">
            <text:p text:style-name="P8">Id grupo obtenido del AP</text:p>
          </table:table-cell>
        </table:table-row>
        <table:table-row>
          <table:table-cell table:style-name="Tabla1.A2" office:value-type="string">
            <text:p text:style-name="P8">fromYear</text:p>
          </table:table-cell>
          <table:table-cell table:style-name="Tabla1.B2" office:value-type="string">
            <text:p text:style-name="P8">Fecha (año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fromMonth</text:p>
          </table:table-cell>
          <table:table-cell table:style-name="Tabla1.B2" office:value-type="string">
            <text:p text:style-name="P8">Fecha (mes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fromDate</text:p>
          </table:table-cell>
          <table:table-cell table:style-name="Tabla1.B2" office:value-type="string">
            <text:p text:style-name="P8">Fecha (día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toYear</text:p>
          </table:table-cell>
          <table:table-cell table:style-name="Tabla1.B2" office:value-type="string">
            <text:p text:style-name="P8">Fecha (año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8">toMonth</text:p>
          </table:table-cell>
          <table:table-cell table:style-name="Tabla1.B2" office:value-type="string">
            <text:p text:style-name="P8">Fecha (mes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8">toDate</text:p>
          </table:table-cell>
          <table:table-cell table:style-name="Tabla1.B2" office:value-type="string">
            <text:p text:style-name="P8">Fecha (día) límite hasta la cual se desea obtener la configuración de slots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nombre": "config",</text:p>
      <text:p text:style-name="P11"><text:s text:c="3"/>"range": {</text:p>
      <text:p text:style-name="P11"><text:tab/>"resourceGruopID": "value", </text:p>
      <text:p text:style-name="P11"><text:tab/>"fromYear": "value",</text:p>
      <text:p text:style-name="P11"><text:tab/>"fromMonth": "value",</text:p>
      <text:p text:style-name="P11"><text:tab/>"fromDate": "value",</text:p>
      <text:p text:style-name="P11"><text:tab/>"toYear": "value",</text:p>
      <text:p text:style-name="P11"><text:tab/>"toMonth": "value",</text:p>
      <text:p text:style-name="P11"><text:tab/>"toDate": "value"</text:p>
      <text:p text:style-name="P11"><text:s text:c="3"/>},</text:p>
      <text:p text:style-name="P11"><text:s text:c="3"/>"slots": [</text:p>
      <text:p text:style-name="P9"><text:s text:c="3"/><text:tab/>{</text:p>
      <text:p text:style-name="P10"><text:tab/> <text:s text:c="3"/>"id": "value", </text:p>
      <text:p text:style-name="P10"><text:tab/> <text:s text:c="3"/>"day": "value", </text:p>
      <text:p text:style-name="P10"><text:tab/> <text:s text:c="3"/>"from": "value", </text:p>
      <text:p text:style-name="P10"><text:s/><text:tab/> <text:s text:c="3"/>"to": "value", </text:p>
      <text:p text:style-name="P10"><text:tab/> <text:s text:c="3"/>"min": "value", </text:p>
      <text:p text:style-name="P10"><text:tab/> <text:s text:c="3"/>"max": "value", </text:p>
      <text:p text:style-name="P10"><text:tab/> <text:s text:c="3"/>"steep": "value", </text:p>
      <text:p text:style-name="P10"><text:tab/> <text:s text:c="3"/>"tolerance": "value"</text:p>
      <text:p text:style-name="P10"><text:s text:c="6"/>},</text:p>
      <text:p text:style-name="P10"><text:tab/>.</text:p>
      <text:p text:style-name="P10"><text:tab/>.</text:p>
      <text:p text:style-name="P10"><text:tab/>.</text:p>
      <text:p text:style-name="P10"><text:s text:c="3"/>]</text:p>
      <text:p text:style-name="P10">}</text:p>
      <text:p text:style-name="P6"><text:soft-page-break/>Servicio: getAvailability</text:p>
      <text:p text:style-name="P2"/>
      <text:p text:style-name="P2">Dado un grupo de recursos, una fecha y un slot determinados, retorna la disponibilidad del grupo de recursos para ese slot.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Clave</text:p>
          </table:table-cell>
          <table:table-cell table:style-name="Tabla2.B1" office:value-type="string">
            <text:p text:style-name="P7">Valor</text:p>
          </table:table-cell>
        </table:table-row>
        <table:table-row>
          <table:table-cell table:style-name="Tabla2.A2" office:value-type="string">
            <text:p text:style-name="P8">name</text:p>
          </table:table-cell>
          <table:table-cell table:style-name="Tabla2.B2" office:value-type="string">
            <text:p text:style-name="P8">getAvailability</text:p>
          </table:table-cell>
        </table:table-row>
        <table:table-row>
          <table:table-cell table:style-name="Tabla2.A2" office:value-type="string">
            <text:p text:style-name="P8">resourceGroup</text:p>
          </table:table-cell>
          <table:table-cell table:style-name="Tabla2.B2" office:value-type="string">
            <text:p text:style-name="P8">Id grupo obtenido del AP</text:p>
          </table:table-cell>
        </table:table-row>
        <table:table-row>
          <table:table-cell table:style-name="Tabla2.A2" office:value-type="string">
            <text:p text:style-name="P8">date</text:p>
          </table:table-cell>
          <table:table-cell table:style-name="Tabla2.B2" office:value-type="string">
            <text:p text:style-name="P8">Fecha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hour</text:p>
          </table:table-cell>
          <table:table-cell table:style-name="Tabla2.B2" office:value-type="string">
            <text:p text:style-name="P8">Horario de la reserva</text:p>
          </table:table-cell>
        </table:table-row>
        <table:table-row>
          <table:table-cell table:style-name="Tabla2.A2" office:value-type="string">
            <text:p text:style-name="P8">duration</text:p>
          </table:table-cell>
          <table:table-cell table:style-name="Tabla2.B2" office:value-type="string">
            <text:p text:style-name="P8">Duración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availability": {</text:p>
      <text:p text:style-name="P11"><text:s text:c="3"/>"slot": {</text:p>
      <text:p text:style-name="P11"><text:tab/>"resourceGruopID": "value",</text:p>
      <text:p text:style-name="P11"><text:tab/>"date": "value",</text:p>
      <text:p text:style-name="P11"><text:tab/>"hour": "value",</text:p>
      <text:p text:style-name="P11"><text:tab/>"duration": "value"</text:p>
      <text:p text:style-name="P11"><text:s text:c="3"/>},</text:p>
      <text:p text:style-name="P11"><text:s text:c="3"/>"availableResources": [</text:p>
      <text:p text:style-name="P9"><text:s text:c="3"/><text:tab/>{</text:p>
      <text:p text:style-name="P9"><text:span text:style-name="T1"><text:tab/> <text:s text:c="3"/>"id": "value",</text:span></text:p>
      <text:p text:style-name="P9"><text:span text:style-name="T1"><text:tab/> <text:s text:c="3"/>"name": "value"</text:span></text:p>
      <text:p text:style-name="P9"><text:span text:style-name="T1"><text:tab/>},</text:span></text:p>
      <text:p text:style-name="P10"><text:tab/>.</text:p>
      <text:p text:style-name="P10"><text:tab/>.</text:p>
      <text:p text:style-name="P10"><text:tab/>.</text:p>
      <text:p text:style-name="P10"><text:s text:c="3"/>]</text:p>
      <text:p text:style-name="P10">}</text:p>
      <text:p text:style-name="P2"/>
      <text:p text:style-name="P13">Servicio: confirmReservation</text:p>
      <text:p text:style-name="P2"/>
      <text:p text:style-name="P2">Confirmación de una reserva. Debe enviarse al servidor la lista de recursos a reservar, fecha, hora y duración de la reserva y el identificador del usuario que realiza la misma. El servidor retorna el código que identifia a la reserva y el vencimiento de la misma (fecha y hora). 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Clave</text:p>
          </table:table-cell>
          <table:table-cell table:style-name="Tabla3.B1" office:value-type="string">
            <text:p text:style-name="P7">Valor</text:p>
          </table:table-cell>
        </table:table-row>
        <table:table-row>
          <table:table-cell table:style-name="Tabla3.A2" office:value-type="string">
            <text:p text:style-name="P8">name</text:p>
          </table:table-cell>
          <table:table-cell table:style-name="Tabla3.B2" office:value-type="string">
            <text:p text:style-name="P8">confirmReservation</text:p>
          </table:table-cell>
        </table:table-row>
        <table:table-row>
          <table:table-cell table:style-name="Tabla3.A2" office:value-type="string">
            <text:p text:style-name="P8">resources</text:p>
          </table:table-cell>
          <table:table-cell table:style-name="Tabla3.B2" office:value-type="string">
            <text:p text:style-name="P8">Lista de recursos a reservar, identificados por código.</text:p>
          </table:table-cell>
        </table:table-row>
        <table:table-row>
          <table:table-cell table:style-name="Tabla3.A2" office:value-type="string">
            <text:p text:style-name="P8">date</text:p>
          </table:table-cell>
          <table:table-cell table:style-name="Tabla3.B2" office:value-type="string">
            <text:p text:style-name="P8">Fecha de la reserva</text:p>
          </table:table-cell>
        </table:table-row>
        <table:table-row>
          <table:table-cell table:style-name="Tabla3.A2" office:value-type="string">
            <text:p text:style-name="P8">hour</text:p>
          </table:table-cell>
          <table:table-cell table:style-name="Tabla3.B2" office:value-type="string">
            <text:p text:style-name="P8">Horario de la reserva</text:p>
          </table:table-cell>
        </table:table-row>
        <table:table-row>
          <table:table-cell table:style-name="Tabla3.A2" office:value-type="string">
            <text:p text:style-name="P8">duration</text:p>
          </table:table-cell>
          <table:table-cell table:style-name="Tabla3.B2" office:value-type="string">
            <text:p text:style-name="P8">Duración la reserva</text:p>
          </table:table-cell>
        </table:table-row>
        <table:table-row>
          <table:table-cell table:style-name="Tabla3.A2" office:value-type="string">
            <text:p text:style-name="P8">user</text:p>
          </table:table-cell>
          <table:table-cell table:style-name="Tabla3.B2" office:value-type="string">
            <text:p text:style-name="P8">Usuario que solicita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el código único de reserva y el vencimiento de la misma (fecha y hora) mediante un httpResponse. En caso de ocurrir algún tipo de excepción, devuelve el código correspondiente.</text:p>
      <text:p text:style-name="P2"/>
      <text:p text:style-name="P6"/>
      <text:p text:style-name="P13">Servicio: cancelReservation</text:p>
      <text:p text:style-name="P2"/>
      <text:p text:style-name="P2">Cancelación de una reserva. Se envía al servidor el código de la reserva, y retorna la confirmación de la cancelación. En caso de éxito, el servidor debe liberar los recursos reservados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Clave</text:p>
          </table:table-cell>
          <table:table-cell table:style-name="Tabla4.B1" office:value-type="string">
            <text:p text:style-name="P7">Valor</text:p>
          </table:table-cell>
        </table:table-row>
        <table:table-row>
          <table:table-cell table:style-name="Tabla4.A2" office:value-type="string">
            <text:p text:style-name="P8">name</text:p>
          </table:table-cell>
          <table:table-cell table:style-name="Tabla4.B2" office:value-type="string">
            <text:p text:style-name="P8">cancelReservation</text:p>
          </table:table-cell>
        </table:table-row>
        <table:table-row>
          <table:table-cell table:style-name="Tabla4.A2" office:value-type="string">
            <text:p text:style-name="P8">reserve_id</text:p>
          </table:table-cell>
          <table:table-cell table:style-name="Tabla4.B2" office:value-type="string">
            <text:p text:style-name="P8">Código identificador de la reserva</text:p>
          </table:table-cell>
        </table:table-row>
        <table:table-row>
          <table:table-cell table:style-name="Tabla4.A2" office:value-type="string">
            <text:p text:style-name="P8">user</text:p>
          </table:table-cell>
          <table:table-cell table:style-name="Tabla4.B2" office:value-type="string">
            <text:p text:style-name="P8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a confimación de que la reserva fue cancelada. En caso de ocurrir algún error, retorna el código correspondiente.</text:p>
      <text:p text:style-name="P2"/>
      <text:p text:style-name="P6"/>
      <text:p text:style-name="P13">Servicio: getReservation</text:p>
      <text:p text:style-name="P2"/>
      <text:p text:style-name="P2">Obtener los datos de una reserva. Se envía al servidor el código de la reserva, y retorna los datos de la reserva (recursos reservados, fecha y hora, duración y fecha en que se hizo la reserva).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Clave</text:p>
          </table:table-cell>
          <table:table-cell table:style-name="Tabla5.B1" office:value-type="string">
            <text:p text:style-name="P7">Valor</text:p>
          </table:table-cell>
        </table:table-row>
        <table:table-row>
          <table:table-cell table:style-name="Tabla5.A2" office:value-type="string">
            <text:p text:style-name="P8">name</text:p>
          </table:table-cell>
          <table:table-cell table:style-name="Tabla5.B2" office:value-type="string">
            <text:p text:style-name="P8">getReservation</text:p>
          </table:table-cell>
        </table:table-row>
        <table:table-row>
          <table:table-cell table:style-name="Tabla5.A2" office:value-type="string">
            <text:p text:style-name="P8">reserve_id</text:p>
          </table:table-cell>
          <table:table-cell table:style-name="Tabla5.B2" office:value-type="string">
            <text:p text:style-name="P8">Código identificador de la reserva</text:p>
          </table:table-cell>
        </table:table-row>
        <table:table-row>
          <table:table-cell table:style-name="Tabla5.A2" office:value-type="string">
            <text:p text:style-name="P8">user</text:p>
          </table:table-cell>
          <table:table-cell table:style-name="Tabla5.B2" office:value-type="string">
            <text:p text:style-name="P8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reserve": {</text:p>
      <text:p text:style-name="P11"><text:s text:c="3"/>"id": "reserveID",</text:p>
      <text:p text:style-name="P11"><text:s text:c="3"/>"datetime_reserve": "fecha y hora de la reserva",</text:p>
      <text:p text:style-name="P11"><text:s text:c="3"/>"datetime_realization": "fecha y hora de realizacion de la reserva",</text:p>
      <text:p text:style-name="P11"><text:s text:c="3"/>"duration": "duracion de la reserva",</text:p>
      <text:p text:style-name="P11"><text:s text:c="3"/>"expiry": "vencimiento de la reserva",</text:p>
      <text:p text:style-name="P11"><text:s text:c="3"/>"resources": [</text:p>
      <text:p text:style-name="P9"><text:s text:c="3"/><text:tab/>{<text:span text:style-name="T1">"value": "id", "name", "groupname"},</text:span></text:p>
      <text:p text:style-name="P10"><text:tab/>{"value": "id", "name", "groupname"},</text:p>
      <text:p text:style-name="P10"><text:tab/>.</text:p>
      <text:p text:style-name="P10"><text:tab/>.</text:p>
      <text:p text:style-name="P10"><text:tab/>.</text:p>
      <text:p text:style-name="P10"><text:tab/>{"value": "id", "name", "groupname"}</text:p>
      <text:p text:style-name="P11"><text:s text:c="3"/>]</text:p>
      <text:p text:style-name="P10">}}</text:p>
      <text:p text:style-name="P2"/>
      <text:p text:style-name="P2"/>
      <text:p text:style-name="P13">Servicio: getLayout</text:p>
      <text:p text:style-name="P2"/>
      <text:p text:style-name="P2">Dado un grupo de recursos, retorna su configuración visual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">Clave</text:p>
          </table:table-cell>
          <table:table-cell table:style-name="Tabla6.B1" office:value-type="string">
            <text:p text:style-name="P7">Valor</text:p>
          </table:table-cell>
        </table:table-row>
        <table:table-row>
          <table:table-cell table:style-name="Tabla6.A2" office:value-type="string">
            <text:p text:style-name="P8">name</text:p>
          </table:table-cell>
          <table:table-cell table:style-name="Tabla6.B2" office:value-type="string">
            <text:p text:style-name="P8">getAvailability</text:p>
          </table:table-cell>
        </table:table-row>
        <table:table-row>
          <table:table-cell table:style-name="Tabla6.A2" office:value-type="string">
            <text:p text:style-name="P8">resourceGroup</text:p>
          </table:table-cell>
          <table:table-cell table:style-name="Tabla6.B2" office:value-type="string">
            <text:p text:style-name="P8">Id grupo obtenido del AP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almacenado en la base de datos, en la tabla jos_resources_group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Ignacio Aita</meta:initial-creator>
    <meta:creation-date>2009-09-24T16:14:52.17</meta:creation-date>
    <dc:date>2009-10-07T17:54:23.30</dc:date>
    <dc:creator>Luis Ignacio Aita</dc:creator>
    <meta:editing-duration>PT10H47M05S</meta:editing-duration>
    <meta:editing-cycles>34</meta:editing-cycles>
    <meta:generator>OpenOffice.org/3.0$Win32 OpenOffice.org_project/300m15$Build-9379</meta:generator>
    <meta:document-statistic meta:table-count="6" meta:image-count="0" meta:object-count="0" meta:page-count="6" meta:paragraph-count="149" meta:word-count="618" meta:character-count="4045"/>
    <meta:user-defined meta:name="Información 1"/>
    <meta:user-defined meta:name="Información 2"/>
    <meta:user-defined meta:name="Información 3"/>
    <meta:user-defined meta:name="Información 4"/>
  </office:meta>
</office:document-meta>
</file>